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ffEngine.diff( ResponseData record , ResponseData playback , TestResults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iffEngine.diffParams( NVPair [ ] record , NVPair [ ] playback , TestResults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bstractDiffEngine.diff( RequestData record , RequestData playback , TestResults res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iffEngine.diff( RequestData recordRequest , ResponseData recordResponse , RequestData playbackRequest , ResponseData playbackResponse , TestResults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